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746b" officeooo:paragraph-rsid="001b746b"/>
    </style:style>
    <style:style style:name="P2" style:family="paragraph" style:parent-style-name="Standard">
      <style:text-properties officeooo:rsid="001cddcb" officeooo:paragraph-rsid="001cddcb"/>
    </style:style>
    <style:style style:name="T1" style:family="text">
      <style:text-properties officeooo:rsid="001ed3f6"/>
    </style:style>
    <style:style style:name="T2" style:family="text">
      <style:text-properties officeooo:rsid="001f7ba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C#</text:p>
      <text:p text:style-name="P1"/>
      <text:p text:style-name="P1">la seconda settimana di alternzanza e’ partita con la presentazione di un altro progetto, questa volta legato maggiormente alle nostre competenze. Infatti i dipendenti dell’azienda Blulink, in particolare il project manager Claudio Soli, hanno presentato l’utilizzo del linguaggio C# (C sharp), per comunicare tramite un server. L’obbiettivo del progetto era di insegnare le 4 operazioni fondamentali che si possono fare su un server, GET, POST, DELETE, PUT.</text:p>
      <text:p text:style-name="P1">Al termine dell’attivita’, questa volta non c’era da esporre nulla.</text:p>
      <text:p text:style-name="P1"/>
      <text:p text:style-name="P1">Il nostro Team</text:p>
      <text:p text:style-name="P1"/>
      <text:p text:style-name="P1">in team questa volta ero con solo ragazzi di 3D, e utilizzando prima un programma facilitatore, chiamato POSTMAN, abbiamo effettuato tutte le operazioni fondamentali.</text:p>
      <text:p text:style-name="P1">Il secondo giorno invece abbiamo dovuto, tramite l’aiuto di altri dipendenti di Blulink, scrivere completamente da 0 il codice, ne e’ risulatata un’esperienza molto stimolante dato che C# non lo avevamo mai usato prima.</text:p>
      <text:p text:style-name="P1"/>
      <text:p text:style-name="P1">Il nostro Programma</text:p>
      <text:p text:style-name="P1"/>
      <text:p text:style-name="P2">il programma che abbiamo realizzato, scritto in C# su visual studio code, era molto completo, infatti prendeva in input un link riguardante delle le API da modificare, cioe’ <text:s/>in breve un server che ci permetteva di modificare questi dati, sotto forma di file .json, preso in input questo programma era possibile decidere di compiere le operazioni fondamentali, gia’ elencate prima. </text:p>
      <text:p text:style-name="P1"/>
      <text:p text:style-name="P1">Conclusione</text:p>
      <text:p text:style-name="P1"/>
      <text:p text:style-name="P1">Quest’attivita’ e’ stata diversa dalle altre, infatti richiedeva una maggiore concentrazione e una maggiore determinazione, ammetto di aver trovato alcune <text:span text:style-name="T2">delle </text:span>istruzioni, dateci dagli impiegati di Blulink, incomplete e inutili, pero’ <text:s/>l’ho trovata comunque un’attivita’ proficua, anche per la presentazione generale del lavoro di programmatore che ci ha<text:span text:style-name="T1">nno</text:span> mostr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5:58:46.817000000</meta:creation-date>
    <dc:date>2018-03-22T23:08:48.478000000</dc:date>
    <meta:editing-duration>PT14M31S</meta:editing-duration>
    <meta:editing-cycles>4</meta:editing-cycles>
    <meta:generator>LibreOffice/6.0.2.1$Windows_X86_64 LibreOffice_project/f7f06a8f319e4b62f9bc5095aa112a65d2f3ac89</meta:generator>
    <meta:document-statistic meta:table-count="0" meta:image-count="0" meta:object-count="0" meta:page-count="1" meta:paragraph-count="10" meta:word-count="253" meta:character-count="1714" meta:non-whitespace-character-count="1468"/>
  </office:meta>
</office:document-meta>
</file>